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>
            <text:p>Bill Of Materials for DHT22 Weather Underground station</text:p>
          </table:table-cell>
          <table:table-cell table:style-name="ce14"/>
          <table:table-cell table:style-name="ce27"/>
          <table:table-cell table:style-name="ce4"/>
          <table:table-cell table:style-name="ce1" office:value-type="string" calcext:value-type="string">
            <text:p>All values are in US Dollars</text:p>
          </table:table-cell>
          <table:table-cell table:style-name="ce1"/>
          <table:table-cell table:style-name="ce14" table:number-columns-repeated="2"/>
          <table:table-cell table:style-name="ce1" table:number-columns-repeated="5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5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6.95" calcext:value-type="currency">
            <text:p>$16.95</text:p>
          </table:table-cell>
          <table:table-cell table:style-name="ce24" table:formula="of:=[.A5]*[.E5]" office:value-type="currency" office:currency="USD" office:value="16.95" calcext:value-type="currency">
            <text:p>$16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56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umidity and Temperature Sensor – RHT03 (DHT22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SEN-10167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0167" xlink:type="simple">https://www.sparkfun.com/products/10167</text:a></text:p>
          </table:table-cell>
          <table:table-cell/>
          <table:table-cell table:style-name="ce3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ox with lid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/>
          <table:table-cell table:style-name="ce8" table:formula="of:=[.A9]*[.E9]" office:value-type="currency" office:currency="USD" office:value="0" calcext:value-type="currency">
            <text:p>$0.00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ustom part. STL files and the Design file WILL BE in GitHub</text:p>
          </table:table-cell>
          <table:table-cell table:style-name="ce3" table:number-columns-repeated="5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gic Level Converter – Bi-Directional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BOB-12009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0]*[.E10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009" xlink:type="simple">https://www.sparkfun.com/products/12009</text:a></text:p>
          </table:table-cell>
          <table:table-cell office:value-type="string" calcext:value-type="string">
            <text:p>Some DHT22 parts seem to be 5V only, even though the spec sheet claims they work with 3.3V-5V power.</text:p>
          </table:table-cell>
          <table:table-cell table:style-name="ce3" table:number-columns-repeated="56"/>
        </table:table-row>
        <table:table-row table:style-name="ro2">
          <table:table-cell table:style-name="ce3"/>
          <table:table-cell office:value-type="string" calcext:value-type="string">
            <text:p>TODO miscellaneous parts to be defined</text:p>
          </table:table-cell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11])" office:value-type="currency" office:currency="USD" office:value="38.8" calcext:value-type="currency">
            <text:p>$38.80</text:p>
          </table:table-cell>
          <table:table-cell table:number-columns-repeated="2"/>
          <table:table-cell table:style-name="ce3" table:number-columns-repeated="5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1">
          <table:table-cell table:style-name="ce20" office:value-type="string" calcext:value-type="string">
            <text:p>Tools and Miscellaneous materials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5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Heaterizer XL-3000 Heat Gu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TOL-10326</text:p>
          </table:table-cell>
          <table:table-cell table:style-name="ce24" office:value-type="currency" office:currency="USD" office:value="13.95" calcext:value-type="currency">
            <text:p>$13.95</text:p>
          </table:table-cell>
          <table:table-cell table:style-name="ce8" table:formula="of:=[.A17]*[.E17]" office:value-type="currency" office:currency="USD" office:value="13.95" calcext:value-type="currency">
            <text:p>$13.95</text:p>
          </table:table-cell>
          <table:table-cell table:style-name="ce16"/>
          <table:table-cell table:style-name="ce16" office:value-type="string" calcext:value-type="string">
            <text:p>So much better and safer than trying to use matches or cigarette lighters to shrink the tubing.</text:p>
          </table:table-cell>
          <table:table-cell table:style-name="ce12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9]*[.E19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3.3V Power wires</text:p>
          </table:table-cell>
          <table:table-cell table:style-name="ce3" table:number-columns-repeated="5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green</text:p>
          </table:table-cell>
          <table:table-cell table:style-name="ce15" office:value-type="string" calcext:value-type="string">
            <text:p>TODO Find a supplier</text:p>
          </table:table-cell>
          <table:table-cell table:style-name="ce7"/>
          <table:table-cell table:style-name="ce8"/>
          <table:table-cell table:style-name="ce8" table:formula="of:=[.A20]*[.E2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5V Power wires</text:p>
          </table:table-cell>
          <table:table-cell table:style-name="ce3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/>
          <table:table-cell table:style-name="ce8"/>
          <table:table-cell table:style-name="ce8" table:formula="of:=[.A21]*[.E21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3.3V-relative signal wire</text:p>
          </table:table-cell>
          <table:table-cell table:style-name="ce3" table:number-columns-repeated="5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22]*[.E2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5V-relative signal <text:s/>wire</text:p>
          </table:table-cell>
          <table:table-cell table:style-name="ce3" table:number-columns-repeated="5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17:.F22])" office:value-type="currency" office:currency="USD" office:value="21.45" calcext:value-type="currency">
            <text:p>$21.45</text:p>
          </table:table-cell>
          <table:table-cell table:number-columns-repeated="5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5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46:48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DT4H12M21S</meta:editing-duration>
    <meta:editing-cycles>88</meta:editing-cycles>
    <meta:generator>LibreOffice/6.3.5.2$Windows_X86_64 LibreOffice_project/dd0751754f11728f69b42ee2af66670068624673</meta:generator>
    <dc:date>2020-12-07T18:47:21.318000000</dc:date>
    <meta:document-statistic meta:table-count="1" meta:cell-count="101" meta:object-count="0"/>
    <meta:user-defined meta:name="Info 1"/>
    <meta:user-defined meta:name="Info 2"/>
    <meta:user-defined meta:name="Info 3"/>
    <meta:user-defined meta:name="Info 4"/>
  </office:meta>
</office:document-meta>
</file>